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D7000003E0695688D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8.55cm" fo:min-width="18.1cm"/>
    </style:style>
    <style:style style:name="gr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8" style:family="graphic" style:parent-style-name="objectwithoutfill">
      <style:graphic-properties svg:stroke-width="0.1cm" svg:stroke-color="#3465a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52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6cm" svg:height="18.8cm" svg:x="1.1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4.128cm" svg:height="11.311cm" svg:x="3.272cm" svg:y="5.989cm">
          <draw:image xlink:href="Pictures/10000000000004D7000003E0695688DE.jpg" xlink:type="simple" xlink:show="embed" xlink:actuate="onLoad">
            <text:p/>
          </draw:image>
        </draw:frame>
        <draw:frame draw:style-name="gr3" draw:text-style-name="P2" draw:layer="layout" svg:width="4.409cm" svg:height="0.962cm" svg:x="1.5cm" svg:y="4.5cm">
          <draw:text-box>
            <text:p text:style-name="P1"><text:span text:style-name="T1">Map selection</text:span></text:p>
          </draw:text-box>
        </draw:frame>
        <draw:frame draw:style-name="gr4" draw:text-style-name="P2" draw:layer="layout" svg:width="4.515cm" svg:height="0.962cm" svg:x="3.6cm" svg:y="3.138cm">
          <draw:text-box>
            <text:p text:style-name="P1"><text:span text:style-name="T1">Data selection</text:span></text:p>
          </draw:text-box>
        </draw:frame>
        <draw:frame draw:style-name="gr5" draw:text-style-name="P2" draw:layer="layout" svg:width="4.041cm" svg:height="1.673cm" svg:x="7.959cm" svg:y="1.8cm">
          <draw:text-box>
            <text:p text:style-name="P1"><text:span text:style-name="T1">Visualisation</text:span></text:p>
            <text:p text:style-name="P1"><text:span text:style-name="T1">method</text:span></text:p>
          </draw:text-box>
        </draw:frame>
        <draw:frame draw:style-name="gr6" draw:text-style-name="P2" draw:layer="layout" svg:width="3.812cm" svg:height="1.673cm" svg:x="12.1cm" svg:y="2.627cm">
          <draw:text-box>
            <text:p text:style-name="P1"><text:span text:style-name="T1">Selection of</text:span></text:p>
            <text:p text:style-name="P1"><text:span text:style-name="T1">markers</text:span></text:p>
          </draw:text-box>
        </draw:frame>
        <draw:frame draw:style-name="gr7" draw:text-style-name="P2" draw:layer="layout" svg:width="3.635cm" svg:height="0.962cm" svg:x="15.5cm" svg:y="4.338cm">
          <draw:text-box>
            <text:p text:style-name="P1"><text:span text:style-name="T1">Fine tuning</text:span></text:p>
          </draw:text-box>
        </draw:frame>
        <draw:line draw:style-name="gr8" draw:text-style-name="P3" draw:layer="layout" svg:x1="3.7cm" svg:y1="5.5cm" svg:x2="5cm" svg:y2="7.4cm">
          <text:p/>
        </draw:line>
        <draw:line draw:style-name="gr8" draw:text-style-name="P3" draw:layer="layout" svg:x1="6.5cm" svg:y1="4.1cm" svg:x2="8.1cm" svg:y2="7.4cm">
          <text:p/>
        </draw:line>
        <draw:line draw:style-name="gr8" draw:text-style-name="P3" draw:layer="layout" svg:x1="10.1cm" svg:y1="3.5cm" svg:x2="10.2cm" svg:y2="7.3cm">
          <text:p/>
        </draw:line>
        <draw:line draw:style-name="gr8" draw:text-style-name="P3" draw:layer="layout" svg:x1="13.5cm" svg:y1="4.2cm" svg:x2="12.4cm" svg:y2="7.4cm">
          <text:p/>
        </draw:line>
        <draw:line draw:style-name="gr8" draw:text-style-name="P3" draw:layer="layout" svg:x1="17cm" svg:y1="5.3cm" svg:x2="15.5cm" svg:y2="7.4cm">
          <text:p/>
        </draw:line>
        <draw:frame draw:style-name="gr9" draw:text-style-name="P2" draw:layer="layout" svg:width="9.726cm" svg:height="1.673cm" svg:x="6cm" svg:y="18.127cm">
          <draw:text-box>
            <text:p text:style-name="P1"><text:span text:style-name="T1">Selected map area</text:span></text:p>
            <text:p text:style-name="P1"><text:span text:style-name="T1">with interactive data visualisation</text:span></text:p>
          </draw:text-box>
        </draw:frame>
        <draw:line draw:style-name="gr8" draw:text-style-name="P3" draw:layer="layout" svg:x1="9.5cm" svg:y1="18.1cm" svg:x2="9.5cm" svg:y2="15.2cm">
          <text:p/>
        </draw:line>
        <draw:frame draw:style-name="gr10" draw:text-style-name="P4" draw:layer="layout" svg:width="1.768cm" svg:height="0.806cm" draw:transform="rotate (1.5707963267949) translate (1.9cm 9.264cm)">
          <draw:text-box>
            <text:p text:style-name="P1"><text:span text:style-name="T2">Zoom</text:span></text:p>
          </draw:text-box>
        </draw:frame>
        <draw:frame draw:style-name="gr11" draw:text-style-name="P4" draw:layer="layout" svg:width="2.352cm" svg:height="0.806cm" draw:transform="rotate (-1.5707963267949) translate (18.906cm 8.3cm)">
          <draw:text-box>
            <text:p text:style-name="P1"><text:span text:style-name="T2">Controls</text:span></text:p>
          </draw:text-box>
        </draw:frame>
        <draw:line draw:style-name="gr8" draw:text-style-name="P3" draw:layer="layout" svg:x1="1.8cm" svg:y1="9.5cm" svg:x2="3.2cm" svg:y2="9.5cm">
          <text:p/>
        </draw:line>
        <draw:line draw:style-name="gr8" draw:text-style-name="P3" draw:layer="layout" svg:x1="19cm" svg:y1="8cm" svg:x2="17.7cm" svg:y2="8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23:34:42.204756262</meta:creation-date>
    <dc:date>2015-01-14T15:30:24.246000000</dc:date>
    <meta:editing-duration>PT15M4S</meta:editing-duration>
    <meta:editing-cycles>5</meta:editing-cycles>
    <meta:generator>LibreOffice/4.3.2.2$Windows_x86 LibreOffice_project/edfb5295ba211bd31ad47d0bad0118690f76407d</meta:generator>
    <meta:document-statistic meta:object-count="38"/>
  </office:meta>
</office:document-meta>
</file>